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4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2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6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5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4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3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4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5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4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4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3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8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6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4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6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5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4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4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5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5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6"/>
        </table:table-row>
        <table:table-row table:style-name="ro1" table:number-rows-repeated="31758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AMJ2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.04.2009</text:date>, <text:time>16:28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23T12:25:26</meta:creation-date>
    <dc:creator>Till Francke</dc:creator>
    <dc:date>2009-04-01T16:28:42.28</dc:date>
    <meta:editing-cycles>159</meta:editing-cycles>
    <meta:editing-duration>PT231H38M50S</meta:editing-duration>
    <meta:document-statistic meta:table-count="3" meta:cell-count="1477" meta:object-count="0"/>
    <meta:user-defined meta:name="Info 1"/>
    <meta:user-defined meta:name="Info 2"/>
    <meta:user-defined meta:name="Info 3"/>
    <meta:user-defined meta:name="Info 4"/>
  </office:meta>
</office:document-meta>
</file>